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0040" officeooo:paragraph-rsid="00020040"/>
    </style:style>
    <style:style style:name="P2" style:family="paragraph" style:parent-style-name="Standard">
      <style:paragraph-properties fo:text-align="start" style:justify-single-word="false"/>
      <style:text-properties officeooo:rsid="00020040" officeooo:paragraph-rsid="00020040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020040" officeooo:paragraph-rsid="0002004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02d9ae" officeooo:paragraph-rsid="0002d9a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35ad5" officeooo:paragraph-rsid="00035ad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035ad5"/>
    </style:style>
    <style:style style:name="P7" style:family="paragraph" style:parent-style-name="Standard">
      <style:paragraph-properties fo:text-align="start" style:justify-single-word="false"/>
      <style:text-properties officeooo:paragraph-rsid="0005edef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20040" officeooo:paragraph-rsid="0002004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2d9ae" officeooo:paragraph-rsid="0002d9a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35ad5" officeooo:paragraph-rsid="00035ad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33546" officeooo:paragraph-rsid="0003354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2d9ae" officeooo:paragraph-rsid="0002d9a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35ad5" officeooo:paragraph-rsid="00035ad5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05edef" officeooo:paragraph-rsid="0005ede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05edef" officeooo:paragraph-rsid="0005ede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35ad5" officeooo:paragraph-rsid="00035ad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35ad5" officeooo:paragraph-rsid="00035ad5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f058d"/>
    </style:style>
    <style:style style:name="T3" style:family="text">
      <style:text-properties fo:font-variant="normal" fo:text-transform="none" fo:color="#000000" fo:letter-spacing="normal" fo:font-style="normal" fo:font-weight="normal" officeooo:rsid="00120f6a"/>
    </style:style>
    <style:style style:name="T4" style:family="text">
      <style:text-properties fo:font-variant="normal" fo:text-transform="none" fo:color="#000000" fo:letter-spacing="normal" fo:font-style="normal" fo:font-weight="normal" officeooo:rsid="0013d297"/>
    </style:style>
    <style:style style:name="T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fo:font-weight="bold" officeooo:rsid="000f058d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 fo:font-weight="bold" officeooo:rsid="00120f6a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bold" officeooo:rsid="00135c1d" style:font-weight-asian="bold" style:font-weight-complex="bold"/>
    </style:style>
    <style:style style:name="T9" style:family="text">
      <style:text-properties fo:font-variant="normal" fo:text-transform="none" fo:color="#000000" fo:letter-spacing="normal" fo:font-style="normal" fo:font-weight="bold" officeooo:rsid="0013d297" style:font-weight-asian="bold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47681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035ad5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05edef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0f058d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21d9f6" style:font-size-asian="12pt" style:font-size-complex="12pt"/>
    </style:style>
    <style:style style:name="T15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officeooo:rsid="00035ad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77869" style:font-weight-asian="normal" style:font-weight-complex="normal"/>
    </style:style>
    <style:style style:name="T22" style:family="text">
      <style:text-properties fo:font-weight="normal" officeooo:rsid="001ad9c3" style:font-weight-asian="normal" style:font-weight-complex="normal"/>
    </style:style>
    <style:style style:name="T23" style:family="text">
      <style:text-properties officeooo:rsid="00177869"/>
    </style:style>
    <style:style style:name="T24" style:family="text">
      <style:text-properties officeooo:rsid="001ad9c3"/>
    </style:style>
    <style:style style:name="T25" style:family="text">
      <style:text-properties fo:color="#24292f" style:font-name="Liberation Serif" fo:font-weight="normal"/>
    </style:style>
    <style:style style:name="T26" style:family="text">
      <style:text-properties fo:color="#24292f" style:font-name="Liberation Serif" fo:font-weight="normal" officeooo:rsid="001c1e24"/>
    </style:style>
    <style:style style:name="T27" style:family="text">
      <style:text-properties fo:color="#24292f" style:font-name="Liberation Serif" officeooo:rsid="001c1e24"/>
    </style:style>
    <style:style style:name="T28" style:family="text">
      <style:text-properties fo:color="#24292f" style:font-name="Liberation Serif" officeooo:rsid="001cbe13"/>
    </style:style>
    <style:style style:name="T29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EP2</text:p>
      <text:p text:style-name="P1"/>
      <text:p text:style-name="P1">Ísis Ardisson Logullo – 7577410</text:p>
      <text:p text:style-name="P1"/>
      <text:p text:style-name="P1"/>
      <text:p text:style-name="P2"><text:tab/>A estrutura do ep se concentra basicamente na classe principal. Filtro os dados de entrada e os guardo para conseguir processá-los. Uso alguns comandos switch/case para conseguir executar todos os comandos conforme a entrada. As classes de cada estrutura de dado das tabelas de símbolos são separadas em outras classes. Fiz uma limpeza nas palavras tirando pontuações com o uso de regex e deixei tudo em lowercase. </text:p>
      <text:p text:style-name="P2"/>
      <text:p text:style-name="P2"><text:tab/>Usei o teste.txt como principal teste de carga, <text:span text:style-name="T18">alterando apenas a primeira linha da estrutura de dados</text:span>. Usei o livro inteiro de iracema, com 24470 palavras. Adiciono tudo de uma vez na tabela de símbolos e de<text:span text:style-name="T17">pois consulto um select e um rank. Todos retornam o mesmo resultado: alagadas e 2502.</text:span></text:p>
      <text:p text:style-name="P3">Fiz um arquivo makefile para rodar toda a aplicação. Apenas mude o nome do arquivo de teste dentro do makefile para rodar.</text:p>
      <text:p text:style-name="P3">Usei o comando time para medir o tempo de execução. Segue abaixo os tempos de cada execução:</text:p>
      <text:p text:style-name="P3"/>
      <text:p text:style-name="P3"><text:span text:style-name="T19">VO:</text:span> <text:span text:style-name="T1">4.89user 0.18system / 4.09user 0.22system / 4.20user 0.21system / 4.01user 0.16system / 4.51user 0.17system / 4.05user 0.16system / 4.76user 0.21system / 4.21user 0.23system / 4.72user 0.19system / 3.85user 0.18system →</text:span><text:span text:style-name="T2"> </text:span><text:span text:style-name="T6">média: 4.33user 0.19system</text:span></text:p>
      <text:p text:style-name="P8"/>
      <text:p text:style-name="P3"><text:span text:style-name="T5">ABB:</text:span><text:span text:style-name="T1"> 2.95user 0.17system / 2.95user 0.15system / 3.18user 0.25system / 3.44user 0.19system / 3.69user 0.20system / 3.16user 0.18system / 2.96user 0.19system / 3.00user 0.16system / 3.08user 0.18system / 3.77user 0.21system →</text:span><text:span text:style-name="T3"> </text:span><text:span text:style-name="T7">média: </text:span><text:span text:style-name="T8">3.22user 0.19system</text:span></text:p>
      <text:p text:style-name="P8"/>
      <text:p text:style-name="P12">TR: <text:span text:style-name="T20">3.11user 0.17system / 3.18user 0.24system / 3.47user 0.15syste</text:span><text:span text:style-name="T22">m</text:span><text:span text:style-name="T20"> / 3.38user 0.17system / 3.39user 0.19system / 3.22user 0.14system / 3.06user 0.19system / 3.37user 0.20system / 3.74user 0.17system / 3.53user 0.20system →</text:span><text:span text:style-name="T22"> </text:span><text:span text:style-name="T24">média: 3.34user 0.18system</text:span></text:p>
      <text:p text:style-name="P9"/>
      <text:p text:style-name="P12">A23: </text:p>
      <text:p text:style-name="P9"/>
      <text:p text:style-name="P4"><text:span text:style-name="T5">ARN:</text:span><text:span text:style-name="T1"> 3.66user 0.22system / 3.06user 0.19system / 3.66user 0.25system / 4.28user 0.22system / 3.63user 0.19system / 3.13user 0.20system / 3.23user 0.15system / 3.29user 0.15system / 3.87user 0.14system / 2.95user 0.18system →</text:span><text:span text:style-name="T2"> </text:span><text:span text:style-name="T6">média: 3.48user 0.17system</text:span></text:p>
      <text:p text:style-name="P9"/>
      <text:p text:style-name="P6"><text:span text:style-name="T10">Para uma carga pequena de quantidade (</text:span><text:span text:style-name="T11">teste2.txt</text:span><text:span text:style-name="T10">) os tempos são muito próximos. O que mostra a diferença apenas para números grandes.</text:span></text:p>
      <text:p text:style-name="P10"/>
      <text:p text:style-name="P5"><text:span text:style-name="T5">VO:</text:span><text:span text:style-name="T1"> 0.41user 0.06system / 0.43user 0.05system / 0.41user 0.06system / 0.40user 0.07system / 0.42user 0.05system / 0.41user 0.06system / 0.42user 0.05system / 0.42user 0.05system / 0.40user 0.07system / 0.43user 0.05system →</text:span><text:span text:style-name="T4"> </text:span><text:span text:style-name="T9">média: 0.41user 0.06system</text:span></text:p>
      <text:p text:style-name="P10"/>
      <text:p text:style-name="P5"><text:span text:style-name="T5">ABB: </text:span><text:span text:style-name="T1">0.42user 0.06system / 0.44user 0.06system / 0.42user 0.05system / 0.43user 0.04system / 0.41user 0.06system / 0.41user 0.05system / 0.40user 0.07system / 0.42user 0.05system / 0.43user 0.06system / 0.50user 0.07system →</text:span><text:span text:style-name="T4"> </text:span><text:span text:style-name="T9">média: 0.43user 0.06system</text:span></text:p>
      <text:p text:style-name="P10"/>
      <text:p text:style-name="P13">TR: <text:span text:style-name="T20">0.45user 0.06system / 0.41user 0.07system / 0.44user 0.05system / 0.42user 0.05system / 0.39user 0.08system / 0.42user 0.05system / 0.42user 0.04system / 0.42user 0.05system / 0.42user 0.06system / 0.42user 0.05system →</text:span><text:span text:style-name="T21"> </text:span><text:span text:style-name="T23">média: 0.42user 0.06system</text:span></text:p>
      <text:p text:style-name="P10"/>
      <text:p text:style-name="P13"><text:soft-page-break/>A23<text:span text:style-name="T29">: </text:span><text:span text:style-name="T25">0.42user 0.05system / 0.44user 0.07system / 0.45user 0.05system / 0.41user 0.07system / 0.43user 0.05system / 0.55user 0.05system / 0.43user 0.06system / 0.44user 0.05system / 0.41user 0.06system / 0.43user 0.05system →</text:span><text:span text:style-name="T26"> </text:span><text:span text:style-name="T27">média: </text:span><text:span text:style-name="T28">0.44user 0.06system</text:span></text:p>
      <text:p text:style-name="P10"/>
      <text:p text:style-name="P5"><text:span text:style-name="T15">ARN: </text:span><text:span text:style-name="T16">0.43user 0.05system / 0.46user 0.03system / 0.55user 0.08system / 0.53user 0.06system / 0.43user 0.05system </text:span><text:span text:style-name="T1">/ 0.40user 0.08system / 0.40user 0.07system / 0.47user 0.07system / 0.40user 0.07system / 0.43user 0.05system →</text:span><text:span text:style-name="T4"> </text:span><text:span text:style-name="T9">média: 0.45user 0.06system</text:span></text:p>
      <text:p text:style-name="P9"/>
      <text:p text:style-name="P11">Esses tempos acabam sendo reflexo da analise de tempo de cada estrutura:</text:p>
      <text:p text:style-name="P11"/>
      <table:table table:name="Table1" table:style-name="Table1">
        <table:table-column table:style-name="Table1.A" table:number-columns-repeated="3"/>
        <table:table-column table:style-name="Table1.D"/>
        <table:table-row table:style-name="TableLine94415719216240">
          <table:table-cell table:style-name="Table1.A1" office:value-type="string">
            <text:p text:style-name="P14">Estrutura de Dados</text:p>
          </table:table-cell>
          <table:table-cell table:style-name="Table1.A1" office:value-type="string">
            <text:p text:style-name="P15">Busca</text:p>
          </table:table-cell>
          <table:table-cell table:style-name="Table1.A1" office:value-type="string">
            <text:p text:style-name="P15">Rank</text:p>
          </table:table-cell>
          <table:table-cell table:style-name="Table1.D1" office:value-type="string">
            <text:p text:style-name="P15">Inserção</text:p>
          </table:table-cell>
        </table:table-row>
        <table:table-row table:style-name="TableLine94415719278528">
          <table:table-cell table:style-name="Table1.A2" office:value-type="string">
            <text:p text:style-name="P14">VO</text:p>
          </table:table-cell>
          <table:table-cell table:style-name="Table1.A2" office:value-type="string">
            <text:p text:style-name="P15">log n</text:p>
          </table:table-cell>
          <table:table-cell table:style-name="Table1.A2" office:value-type="string">
            <text:p text:style-name="P15">log n </text:p>
          </table:table-cell>
          <table:table-cell table:style-name="Table1.D2" office:value-type="string">
            <text:p text:style-name="P15">log n + cte</text:p>
          </table:table-cell>
        </table:table-row>
        <table:table-row table:style-name="TableLine94415719280000">
          <table:table-cell table:style-name="Table1.A2" office:value-type="string">
            <text:p text:style-name="P14">ABB</text:p>
          </table:table-cell>
          <table:table-cell table:style-name="Table1.A2" office:value-type="string">
            <text:p text:style-name="P15">log n &lt; h &lt; n-1</text:p>
          </table:table-cell>
          <table:table-cell table:style-name="Table1.A2" office:value-type="string">
            <text:p text:style-name="P15">log n &lt; h &lt; n-1</text:p>
          </table:table-cell>
          <table:table-cell table:style-name="Table1.D2" office:value-type="string">
            <text:p text:style-name="P15">log n &lt; h &lt; n-1</text:p>
          </table:table-cell>
        </table:table-row>
        <table:table-row table:style-name="TableLine94415719280912">
          <table:table-cell table:style-name="Table1.A2" office:value-type="string">
            <text:p text:style-name="P14">TR</text:p>
          </table:table-cell>
          <table:table-cell table:style-name="Table1.A2" office:value-type="string">
            <text:p text:style-name="P15">log n</text:p>
          </table:table-cell>
          <table:table-cell table:style-name="Table1.A2" office:value-type="string">
            <text:p text:style-name="P15">log n</text:p>
          </table:table-cell>
          <table:table-cell table:style-name="Table1.D2" office:value-type="string">
            <text:p text:style-name="P15">log n</text:p>
          </table:table-cell>
        </table:table-row>
        <table:table-row table:style-name="TableLine94415719281952">
          <table:table-cell table:style-name="Table1.A2" office:value-type="string">
            <text:p text:style-name="P14">A23</text:p>
          </table:table-cell>
          <table:table-cell table:style-name="Table1.A2" office:value-type="string">
            <text:p text:style-name="P15">log n</text:p>
          </table:table-cell>
          <table:table-cell table:style-name="Table1.A2" office:value-type="string">
            <text:p text:style-name="P15">h</text:p>
          </table:table-cell>
          <table:table-cell table:style-name="Table1.D2" office:value-type="string">
            <text:p text:style-name="P15">log n</text:p>
          </table:table-cell>
        </table:table-row>
        <table:table-row table:style-name="TableLine94415719283104">
          <table:table-cell table:style-name="Table1.A2" office:value-type="string">
            <text:p text:style-name="P14">ARN</text:p>
          </table:table-cell>
          <table:table-cell table:style-name="Table1.A2" office:value-type="string">
            <text:p text:style-name="P15">log n</text:p>
          </table:table-cell>
          <table:table-cell table:style-name="Table1.A2" office:value-type="string">
            <text:p text:style-name="P15">h</text:p>
          </table:table-cell>
          <table:table-cell table:style-name="Table1.D2" office:value-type="string">
            <text:p text:style-name="P15">log n</text:p>
          </table:table-cell>
        </table:table-row>
      </table:table>
      <text:p text:style-name="P11"/>
      <text:p text:style-name="P7"><text:span text:style-name="T12"><text:tab/>Como a inserção acaba sendo o maior peso, dado a quantidade de vezes que é executado. </text:span><text:span text:style-name="T14">É ela quem dita o tempo de execução, basicamente.</text:span><text:span text:style-name="T12"> Podemos ver que o VO por ter uma constante somada, faz um grande impacto. Acaba </text:span><text:span text:style-name="T13">aumentando 1s</text:span><text:span text:style-name="T12"> do tempo da</text:span><text:span text:style-name="T14">s outras</text:span><text:span text:style-name="T12">. </text:span><text:span text:style-name="T14">Todas as outras se manteram ali próximo de log n. A ABB poderia chegar até n-1, mas nesse caso se comportou em log n. Então a única que demorou um pouco mais foi o VO. Todas as outras estruturas baseadas em árvore foram bem próximas.</text:span><text:span text:style-name="T12"> </text:span><text:span text:style-name="T14">Então a escolha de cada uma seria baseado em outros fatores, como memória e facilidade de implementa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20:41:17.447657716</meta:creation-date>
    <dc:date>2022-05-20T21:51:55.685337721</dc:date>
    <meta:editing-duration>PT2H14M54S</meta:editing-duration>
    <meta:editing-cycles>18</meta:editing-cycles>
    <meta:generator>LibreOffice/6.4.7.2$Linux_X86_64 LibreOffice_project/40$Build-2</meta:generator>
    <meta:document-statistic meta:table-count="1" meta:image-count="0" meta:object-count="0" meta:page-count="2" meta:paragraph-count="43" meta:word-count="664" meta:character-count="4176" meta:non-whitespace-character-count="3548"/>
  </office:meta>
</office:document-meta>
</file>